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18.6" calcext:value-type="float">
            <text:p>18,6</text:p>
          </table:table-cell>
          <table:table-cell office:value-type="float" office:value="14.4" calcext:value-type="float">
            <text:p>14,4</text:p>
          </table:table-cell>
          <table:table-cell office:value-type="float" office:value="9.1" calcext:value-type="float">
            <text:p>9,1</text:p>
          </table:table-cell>
          <table:table-cell table:formula="of:=[.A1]*[.A2]+[.B1]*[.B2]+[.C1]*[.C2]+[.D1]*[.D2]" office:value-type="float" office:value="13178.4" calcext:value-type="float">
            <text:p>13178,4</text:p>
          </table:table-cell>
          <table:table-cell/>
        </table:table-row>
        <table:table-row table:style-name="ro1">
          <table:table-cell office:value-type="string" calcext:value-type="string">
            <text:p>zasedačky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zervní administrativ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stravování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přepážky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archivac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výp. technika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zázemí pro ostatní pracovníky</text:p>
          </table:table-cell>
          <table:table-cell table:number-columns-repeated="3"/>
          <table:table-cell table:formula="of:=73*4.1" office:value-type="float" office:value="299.3" calcext:value-type="float">
            <text:p>299,3</text:p>
          </table:table-cell>
          <table:table-cell/>
        </table:table-row>
        <table:table-row table:style-name="ro1">
          <table:table-cell office:value-type="string" calcext:value-type="string">
            <text:p>podatelna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kázka</text:p>
          </table:table-cell>
          <table:table-cell office:value-type="string" calcext:value-type="string">
            <text:p>Nabíd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. Administrativní prost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ístnosti pro ředitele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1" table:formula="of:=([.C13]/[.B13]-1)*100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ístnosti vedoucích pracovníků</text:p>
          </table:table-cell>
          <table:table-cell table:number-columns-repeated="2" office:value-type="float" office:value="102" calcext:value-type="float">
            <text:p>102</text:p>
          </table:table-cell>
          <table:table-cell table:style-name="ce1" table:formula="of:=([.C14]/[.B14]-1)*100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ístnosti pro sekretariát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table:style-name="ce1" table:formula="of:=([.C15]/[.B15]-1)*100" office:value-type="float" office:value="18.6274509803922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stnosti pro administrativního pracovníka</text:p>
          </table:table-cell>
          <table:table-cell office:value-type="float" office:value="996" calcext:value-type="float">
            <text:p>996</text:p>
          </table:table-cell>
          <table:table-cell office:value-type="float" office:value="1004" calcext:value-type="float">
            <text:p>1004</text:p>
          </table:table-cell>
          <table:table-cell table:style-name="ce1" table:formula="of:=([.C16]/[.B16]-1)*100" office:value-type="float" office:value="0.803212851405633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asedačky (m2)</text:p>
          </table:table-cell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table:style-name="ce1" table:formula="of:=([.C17]/[.B17]-1)*100" office:value-type="float" office:value="0.89999999999999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zervní administrativní prostory (m2)</text:p>
          </table:table-cell>
          <table:table-cell office:value-type="float" office:value="1000" calcext:value-type="float">
            <text:p>1000</text:p>
          </table:table-cell>
          <table:table-cell office:value-type="float" office:value="1086" calcext:value-type="float">
            <text:p>1086</text:p>
          </table:table-cell>
          <table:table-cell table:style-name="ce1" table:formula="of:=([.C18]/[.B18]-1)*100" office:value-type="float" office:value="8.60000000000001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tory pro stravování (m2)</text:p>
          </table:table-cell>
          <table:table-cell office:value-type="float" office:value="750" calcext:value-type="float">
            <text:p>750</text:p>
          </table:table-cell>
          <table:table-cell office:value-type="float" office:value="754" calcext:value-type="float">
            <text:p>754</text:p>
          </table:table-cell>
          <table:table-cell table:style-name="ce1" table:formula="of:=([.C19]/[.B19]-1)*100" office:value-type="float" office:value="0.53333333333334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ostory pro přepážkovou činnost (m2)</text:p>
          </table:table-cell>
          <table:table-cell office:value-type="float" office:value="300" calcext:value-type="float">
            <text:p>300</text:p>
          </table:table-cell>
          <table:table-cell office:value-type="float" office:value="478" calcext:value-type="float">
            <text:p>478</text:p>
          </table:table-cell>
          <table:table-cell table:style-name="ce1" table:formula="of:=([.C20]/[.B20]-1)*100" office:value-type="float" office:value="59.3333333333333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ace (m2)</text:p>
          </table:table-cell>
          <table:table-cell office:value-type="float" office:value="1000" calcext:value-type="float">
            <text:p>1000</text:p>
          </table:table-cell>
          <table:table-cell office:value-type="float" office:value="3725" calcext:value-type="float">
            <text:p>3725</text:p>
          </table:table-cell>
          <table:table-cell table:style-name="ce1" table:formula="of:=([.C21]/[.B21]-1)*100" office:value-type="float" office:value="272.5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ční technologie <text:s/>(m2)</text:p>
          </table:table-cell>
          <table:table-cell office:value-type="float" office:value="300" calcext:value-type="float">
            <text:p>300</text:p>
          </table:table-cell>
          <table:table-cell office:value-type="float" office:value="349" calcext:value-type="float">
            <text:p>349</text:p>
          </table:table-cell>
          <table:table-cell table:style-name="ce1" table:formula="of:=([.C22]/[.B22]-1)*100" office:value-type="float" office:value="16.3333333333333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ýška stropu pro počítače (cm)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1" table:formula="of:=([.C23]/[.B23]-1)*100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ázemí pro ostatní pracovní místa (m2)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table:style-name="ce1" table:formula="of:=([.C24]/[.B24]-1)*100" office:value-type="float" office:value="1.67224080267558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ostory pro podatelnu (m2)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table:style-name="ce1" table:formula="of:=([.C25]/[.B25]-1)*100" office:value-type="float" office:value="20.7142857142857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table:formula="of:=SUM([.E2:.E10])" office:value-type="float" office:value="18017.7" calcext:value-type="float">
            <text:p>18017,7</text:p>
          </table:table-cell>
          <table:table-cell/>
        </table:table-row>
        <table:table-row table:style-name="ro1">
          <table:table-cell office:value-type="string" calcext:value-type="string">
            <text:p>předpokládaná cena zakázky</text:p>
          </table:table-cell>
          <table:table-cell table:number-columns-repeated="2"/>
          <table:table-cell office:value-type="float" office:value="3440000000" calcext:value-type="float">
            <text:p>3440000000</text:p>
          </table:table-cell>
          <table:table-cell table:style-name="ce1" table:formula="of:=[.D27]/[.E26]/20/12" office:value-type="float" office:value="795.51404082282" calcext:value-type="float">
            <text:p>796</text:p>
          </table:table-cell>
          <table:table-cell office:value-type="string" calcext:value-type="string">
            <text:p>Kč/m2/měs.</text:p>
          </table:table-cell>
        </table:table-row>
        <table:table-row table:style-name="ro1">
          <table:table-cell office:value-type="string" calcext:value-type="string">
            <text:p>nabídková cen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5:12:01.067611149</meta:creation-date>
    <dc:date>2016-01-18T18:39:16.195374698</dc:date>
    <meta:editing-duration>PT2H37M15S</meta:editing-duration>
    <meta:editing-cycles>1</meta:editing-cycles>
    <meta:document-statistic meta:table-count="1" meta:cell-count="93" meta:object-count="0"/>
    <meta:generator>LibreOffice/4.2.8.2$Linux_X86_64 LibreOffice_project/420m0$Build-2</meta:generator>
  </office:meta>
</office:document-meta>
</file>